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Drop existing objects (if you want to recreate them)</text:p>
      <text:p text:style-name="Standard">DROP TABLE IF EXISTS EMPLOYEE;</text:p>
      <text:p text:style-name="Standard">DROP VIEW IF EXISTS EMPLOYEE_VIEW;</text:p>
      <text:p text:style-name="Standard">DROP INDEX IF EXISTS IDX_EMPLOYEE_DEPT_ID ON EMPLOYEE;</text:p>
      <text:p text:style-name="Standard"/>
      <text:p text:style-name="Standard">-- Create the EMPLOYEE table</text:p>
      <text:p text:style-name="Standard">CREATE TABLE EMPLOYEE (</text:p>
      <text:p text:style-name="Standard"><text:s text:c="4"/>EMP_ID INT AUTO_INCREMENT PRIMARY KEY, <text:s text:c="2"/>-- Auto-increment in MySQL replaces Oracle SEQUENCE</text:p>
      <text:p text:style-name="Standard"><text:s text:c="4"/>EMP_NAME VARCHAR(10) NOT NULL,</text:p>
      <text:p text:style-name="Standard"><text:s text:c="4"/>JOB_NAME VARCHAR(10) NOT NULL,</text:p>
      <text:p text:style-name="Standard"><text:s text:c="4"/>MANAGER_ID INT DEFAULT 0,</text:p>
      <text:p text:style-name="Standard"><text:s text:c="4"/>HIRE_DATE DATE NOT NULL,</text:p>
      <text:p text:style-name="Standard"><text:s text:c="4"/>SALARY DECIMAL(8,2),</text:p>
      <text:p text:style-name="Standard"><text:s text:c="4"/>COMMISSION DECIMAL(8,2) NULL,</text:p>
      <text:p text:style-name="Standard"><text:s text:c="4"/>DEPT_ID INT,</text:p>
      <text:p text:style-name="Standard"><text:s text:c="4"/>CONSTRAINT FK_MANAGER_ID FOREIGN KEY (MANAGER_ID) REFERENCES EMPLOYEE(EMP_ID) ON DELETE SET NULL,</text:p>
      <text:p text:style-name="Standard"><text:s text:c="4"/>CONSTRAINT CHK_SALARY_RANGE CHECK (SALARY BETWEEN 1000 AND 100000),</text:p>
      <text:p text:style-name="Standard"><text:s text:c="4"/>CONSTRAINT UQ_EMP_NAME UNIQUE (EMP_NAME)</text:p>
      <text:p text:style-name="Standard">);</text:p>
      <text:p text:style-name="Standard"/>
      <text:p text:style-name="Standard">-- Insert data into the EMPLOYEE table</text:p>
      <text:p text:style-name="Standard">INSERT INTO EMPLOYEE (EMP_NAME, JOB_NAME, MANAGER_ID, HIRE_DATE, SALARY, COMMISSION, DEPT_ID)</text:p>
      <text:p text:style-name="Standard">VALUES ('John', 'Manager', NULL, '2021-01-15', 75000.00, 5000.00, 10);</text:p>
      <text:p text:style-name="Standard"/>
      <text:p text:style-name="Standard">INSERT INTO EMPLOYEE (EMP_NAME, JOB_NAME, MANAGER_ID, HIRE_DATE, SALARY, COMMISSION, DEPT_ID)</text:p>
      <text:p text:style-name="Standard">VALUES ('Alice', 'Developer', 1, '2021-02-20', 60000.00, 3000.00, 20);</text:p>
      <text:p text:style-name="Standard"/>
      <text:p text:style-name="Standard">INSERT INTO EMPLOYEE (EMP_NAME, JOB_NAME, MANAGER_ID, HIRE_DATE, SALARY, COMMISSION, DEPT_ID)</text:p>
      <text:p text:style-name="Standard">VALUES ('Bob', 'Developer', 1, '2021-03-15', 55000.00, NULL, 20);</text:p>
      <text:p text:style-name="Standard"/>
      <text:p text:style-name="Standard">INSERT INTO EMPLOYEE (EMP_NAME, JOB_NAME, MANAGER_ID, HIRE_DATE, SALARY, COMMISSION, DEPT_ID)</text:p>
      <text:p text:style-name="Standard">VALUES ('Eve', 'Analyst', 2, '2021-04-10', 45000.00, NULL, 30);</text:p>
      <text:p text:style-name="Standard"/>
      <text:p text:style-name="Standard">INSERT INTO EMPLOYEE (EMP_NAME, JOB_NAME, MANAGER_ID, HIRE_DATE, SALARY, COMMISSION, DEPT_ID)</text:p>
      <text:p text:style-name="Standard">VALUES ('Mike', 'Sales', 3, '2021-05-05', 50000.00, 2000.00, 40);</text:p>
      <text:p text:style-name="Standard"/>
      <text:p text:style-name="Standard">INSERT INTO EMPLOYEE (EMP_NAME, JOB_NAME, MANAGER_ID, HIRE_DATE, SALARY, COMMISSION, DEPT_ID)</text:p>
      <text:p text:style-name="Standard">VALUES ('Sarah', 'HR', 4, '2021-06-25', 70000.00, NULL, 50);</text:p>
      <text:p text:style-name="Standard"/>
      <text:p text:style-name="Standard">-- Create VIEW for employees with salary greater than 50,000</text:p>
      <text:p text:style-name="Standard">CREATE VIEW EMPLOYEE_VIEW AS</text:p>
      <text:p text:style-name="Standard">SELECT EMP_ID, EMP_NAME, JOB_NAME, SALARY</text:p>
      <text:p text:style-name="Standard">FROM EMPLOYEE</text:p>
      <text:p text:style-name="Standard">WHERE SALARY &gt; 50000;</text:p>
      <text:p text:style-name="Standard"><text:soft-page-break/></text:p>
      <text:p text:style-name="Standard">-- Create INDEX on DEPT_ID</text:p>
      <text:p text:style-name="Standard">CREATE INDEX IDX_EMPLOYEE_DEPT_ID ON EMPLOYEE(DEPT_ID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0:19:09.319455436</meta:creation-date>
    <dc:date>2024-11-07T10:19:22.697028314</dc:date>
    <meta:editing-duration>PT14S</meta:editing-duration>
    <meta:editing-cycles>1</meta:editing-cycles>
    <meta:document-statistic meta:table-count="0" meta:image-count="0" meta:object-count="0" meta:page-count="2" meta:paragraph-count="38" meta:word-count="245" meta:character-count="1969" meta:non-whitespace-character-count="1716"/>
    <meta:generator>LibreOffice/7.3.7.2$Linux_X86_64 LibreOffice_project/30$Build-2</meta:generator>
  </office:meta>
</office:document-meta>
</file>